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normal">
      <style:paragraph-properties fo:break-before="auto" fo:break-after="auto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434343" loext:opacity="100%" style:font-name="Roboto" fo:font-size="13pt" style:font-name-asian="Roboto1" style:font-size-asian="13pt" style:font-name-complex="Roboto1" style:font-size-complex="13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4a86e8" loext:opacity="100%" style:font-name="Roboto" fo:font-size="13pt" style:font-name-asian="Roboto1" style:font-size-asian="13pt" style:font-name-complex="Roboto1" style:font-size-complex="13pt"/>
    </style:style>
    <style:style style:name="P7" style:family="paragraph" style:parent-style-name="normal">
      <loext:graphic-properties draw:fill="solid" draw:fill-color="#1e1e1e"/>
      <style:paragraph-properties fo:line-height="136%" fo:break-before="auto" fo:break-after="auto" fo:background-color="#1e1e1e"/>
    </style:style>
    <style:style style:name="P8" style:family="paragraph" style:parent-style-name="normal">
      <loext:graphic-properties draw:fill="solid" draw:fill-color="#1e1e1e"/>
      <style:paragraph-properties fo:line-height="136%" fo:break-before="auto" fo:break-after="auto" fo:background-color="#1e1e1e"/>
      <style:text-properties fo:color="#d4d4d4" loext:opacity="100%" style:font-name="Courier New" fo:font-size="10.5pt" style:font-name-asian="Courier New1" style:font-size-asian="10.5pt" style:font-name-complex="Courier New1" style:font-size-complex="10.5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officeooo:rsid="000f76b8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officeooo:rsid="00129091" officeooo:paragraph-rsid="00129091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officeooo:rsid="000f76b8" officeooo:paragraph-rsid="000f76b8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f76b8"/>
    </style:style>
    <style:style style:name="T4" style:family="text">
      <style:text-properties style:text-underline-style="none"/>
    </style:style>
    <style:style style:name="T5" style:family="text">
      <style:text-properties fo:color="#434343" loext:opacity="100%" style:font-name="Roboto" fo:font-size="13pt" style:font-name-asian="Roboto1" style:font-size-asian="13pt" style:font-name-complex="Roboto1" style:font-size-complex="13pt"/>
    </style:style>
    <style:style style:name="T6" style:family="text">
      <style:text-properties fo:color="#434343" loext:opacity="100%" style:font-name="Roboto" fo:font-size="13pt" fo:font-weight="bold" style:font-name-asian="Roboto1" style:font-size-asian="13pt" style:font-weight-asian="bold" style:font-name-complex="Roboto1" style:font-size-complex="13pt"/>
    </style:style>
    <style:style style:name="T7" style:family="text">
      <style:text-properties fo:color="#4a86e8" loext:opacity="100%" style:font-name="Roboto" fo:font-size="13pt" style:font-name-asian="Roboto1" style:font-size-asian="13pt" style:font-name-complex="Roboto1" style:font-size-complex="13pt"/>
    </style:style>
    <style:style style:name="T8" style:family="text">
      <style:text-properties fo:color="#d4d4d4" loext:opacity="100%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569cd6" loext:opacity="100%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9cdcfe" loext:opacity="100%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b5cea8" loext:opacity="100%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6a9955" loext:opacity="100%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dcdcaa" loext:opacity="100%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c586c0" loext:opacity="100%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4a86e8" loext:opacity="100%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6" style:family="text">
      <style:text-properties fo:background-color="#000000"/>
    </style:style>
    <style:style style:name="T17" style:family="text">
      <style:text-properties fo:color="#4a86e8" loext:opacity="100%" style:font-name="Courier New" fo:font-size="10.5pt" style:font-name-asian="Courier New1" style:font-size-asian="10.5pt" style:font-name-complex="Courier New1" style:font-size-complex="10.5pt" fo:background-color="#000000"/>
    </style:style>
    <style:style style:name="T18" style:family="text">
      <style:text-properties officeooo:rsid="0011240c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mando como referencia el siguiente enlace : <text:a xlink:type="simple" xlink:href="https://flexbooks.ck12.org/cbook/ck-12-conceptos-de-matem%C3%A1ticas-de-la-escuela-secundaria-grado-8-en-espa%C3%B1ol/section/10.1/primary/lesson/media-mediana-moda-y-rango/" text:style-name="ListLabel_20_10" text:visited-style-name="ListLabel_20_10"><text:span text:style-name="T1">https://flexbooks.ck12.org/cbook/ck-12-conceptos-de-matem%C3%A1ticas-de-la-escuela-secundaria-grado-8-en-espa%C3%B1ol/section/10.1/primary/lesson/media-mediana-moda-y-rango/</text:span></text:a></text:p>
      <text:p text:style-name="P2"/>
      <text:p text:style-name="P3">Realizad una web que calcule la <text:span text:style-name="T2">Media</text:span>, <text:span text:style-name="T2">Rango </text:span>y<text:span text:style-name="T2"> Moda</text:span> de una serie de valores enteros positivos (o cero), solicitados al usuario teniendo en cuenta los siguientes apartados :</text:p>
      <text:p text:style-name="P3"/>
      <text:p text:style-name="P3"/>
      <text:list text:style-name="WWNum1">
        <text:list-item>
          <text:p text:style-name="P4">En el caso de limitar el número de cifras de entrada, como máximo será de 10 el número de valores solicitados, será más correcto (más nota) realizarlo para cualquier número de valores.</text:p>
        </text:list-item>
        <text:list-item>
          <text:p text:style-name="P4">También será obligatorio realizar funciones para cada módulo de entrada, o cálculo correspondiente, no usar librería Math (la veremos más adelante) , y sin variables globales. <text:span text:style-name="T3">Una función para cada calculo (media, rango y moda)</text:span></text:p>
        </text:list-item>
        <text:list-item>
          <text:p text:style-name="P4" loext:marker-style-name="T4">Controlaremos los errores y haremos uso del depurador cuando sea necesario.<text:span text:style-name="T4"/></text:p>
        </text:list-item>
        <text:list-item>
          <text:p text:style-name="P4">Para el cálculo de la <text:span text:style-name="T2">Moda</text:span>, el profesor, hará una breve aclaración. El resto de información que falte será supuesta por el alumno, cumpliendo con los requerimientos. </text:p>
        </text:list-item>
      </text:list>
      <text:p text:style-name="P3"/>
      <text:p text:style-name="P3" loext:marker-style-name="T5"><text:span text:style-name="T6">Nota:</text:span><text:span text:style-name="T5"> Aunque veremos en profundidad los arrays más adelante, podemos hacer uso de éstos en el programa.</text:span></text:p>
      <text:p text:style-name="P5" loext:marker-style-name="T5"/>
      <text:p text:style-name="P3" loext:marker-style-name="T7"><text:span text:style-name="T5">La sintaxis para crear un array : <text:s/></text:span><text:span text:style-name="T7">var nombreVar = [ valor 1, valor 2 ….]</text:span></text:p>
      <text:p text:style-name="P6" loext:marker-style-name="T7"/>
      <text:p text:style-name="P3" loext:marker-style-name="T2"><text:span text:style-name="T2">Ej1: </text:span><text:span text:style-name="T2"/></text:p>
      <text:p text:style-name="P7" loext:marker-style-name="T8"><text:span text:style-name="T9"><text:s/>var</text:span><text:span text:style-name="T8"> </text:span><text:span text:style-name="T10">x</text:span><text:span text:style-name="T8"> = [ </text:span><text:span text:style-name="T11">1</text:span><text:span text:style-name="T8"> , </text:span><text:span text:style-name="T11">2</text:span><text:span text:style-name="T8"> , </text:span><text:span text:style-name="T11">3</text:span><text:span text:style-name="T8"> ];</text:span></text:p>
      <text:p text:style-name="P7" loext:marker-style-name="T12"><text:span text:style-name="T13"><text:s/>alert</text:span><text:span text:style-name="T8"> (</text:span><text:span text:style-name="T10">x</text:span><text:span text:style-name="T8"> [</text:span><text:span text:style-name="T11">1</text:span><text:span text:style-name="T8">] ); </text:span><text:span text:style-name="T12">//Devuelve 2</text:span></text:p>
      <text:p text:style-name="P3"/>
      <text:p text:style-name="P3"><text:span text:style-name="T2">Ej2</text:span>:</text:p>
      <text:p text:style-name="P7" loext:marker-style-name="T12"><text:span text:style-name="T8"><text:s/></text:span><text:span text:style-name="T9">var</text:span><text:span text:style-name="T8"> </text:span><text:span text:style-name="T10">x</text:span><text:span text:style-name="T8">=[]; </text:span><text:span text:style-name="T12">// Declara array vacío</text:span></text:p>
      <text:p text:style-name="P7" loext:marker-style-name="T12"><text:span text:style-name="T8"><text:s/></text:span><text:span text:style-name="T14">for</text:span><text:span text:style-name="T8"> (</text:span><text:span text:style-name="T9">var</text:span><text:span text:style-name="T8"> </text:span><text:span text:style-name="T10">i</text:span><text:span text:style-name="T8">=</text:span><text:span text:style-name="T11">0</text:span><text:span text:style-name="T8">;</text:span><text:span text:style-name="T10">i</text:span><text:span text:style-name="T8">&lt;=</text:span><text:span text:style-name="T11">10</text:span><text:span text:style-name="T8">;</text:span><text:span text:style-name="T10">i</text:span><text:span text:style-name="T8">++){ </text:span><text:span text:style-name="T12">// Asigna valores a los elementos del array</text:span></text:p>
      <text:p text:style-name="P7" loext:marker-style-name="T8"><text:span text:style-name="T8"><text:s text:c="6"/></text:span><text:span text:style-name="T10">x</text:span><text:span text:style-name="T8">[</text:span><text:span text:style-name="T10">i</text:span><text:span text:style-name="T8">]=</text:span><text:span text:style-name="T10">i</text:span><text:span text:style-name="T8">;</text:span></text:p>
      <text:p text:style-name="P7" loext:marker-style-name="T8"><text:span text:style-name="T8"><text:s/>}</text:span><text:span text:style-name="T8"/></text:p>
      <text:p text:style-name="P8" loext:marker-style-name="T8"/>
      <text:p text:style-name="P7" loext:marker-style-name="T12"><text:span text:style-name="T8"><text:s/></text:span><text:span text:style-name="T14">for</text:span><text:span text:style-name="T8"> (</text:span><text:span text:style-name="T9">var</text:span><text:span text:style-name="T8"> </text:span><text:span text:style-name="T10">i</text:span><text:span text:style-name="T8">=</text:span><text:span text:style-name="T11">0</text:span><text:span text:style-name="T8">;</text:span><text:span text:style-name="T10">i</text:span><text:span text:style-name="T8">&lt;=</text:span><text:span text:style-name="T11">10</text:span><text:span text:style-name="T8">;</text:span><text:span text:style-name="T10">i</text:span><text:span text:style-name="T8">++){ </text:span><text:span text:style-name="T12">// Obtiene valores del array</text:span></text:p>
      <text:p text:style-name="P7" loext:marker-style-name="T8"><text:span text:style-name="T8"><text:s text:c="6"/></text:span><text:span text:style-name="T13">alert</text:span><text:span text:style-name="T8">(</text:span><text:span text:style-name="T10">x</text:span><text:span text:style-name="T8">[</text:span><text:span text:style-name="T10">i</text:span><text:span text:style-name="T8">]);</text:span></text:p>
      <text:p text:style-name="P7" loext:marker-style-name="T8"><text:span text:style-name="T8"><text:s/>}</text:span><text:span text:style-name="T8"/></text:p>
      <text:p text:style-name="P9"/>
      <text:p text:style-name="P3">La propiedad<text:span text:style-name="T2"> </text:span><text:span text:style-name="T15">length</text:span> devuelve el número total de elementos del array.</text:p>
      <text:p text:style-name="P3"/>
      <text:p text:style-name="P3" loext:marker-style-name="T16">Uso:<text:span text:style-name="T15"> </text:span><text:span text:style-name="T17">nombreArray.length </text:span></text:p>
      <text:p text:style-name="P3"/>
      <text:p text:style-name="P10"/>
      <text:p text:style-name="P10"/>
      <text:p text:style-name="P10"/>
      <text:p text:style-name="P11"><text:soft-page-break/>Van a ser</text:p>
      <text:p text:style-name="P12"/>
      <text:p text:style-name="P12">función moda va a tener <text:span text:style-name="T18">4</text:span> casos:</text:p>
      <text:p text:style-name="P12">- Hay un único valor que se repite con mas frecuencia que los demás <text:span text:style-name="T18">(moda = valor)</text:span></text:p>
      <text:p text:style-name="P12">- No hay ningún valor que se repita con mayor frecuencia que los demás (No tiene moda)</text:p>
      <text:p text:style-name="P12">- <text:span text:style-name="T18">Hay dos valores que se repiten con mayor frecuencia que los demás. Este caso se divide en otros 2 subcasos:</text:span></text:p>
      <text:p text:style-name="P12"><text:tab/>- <text:span text:style-name="T18">Si los dos valores son adyacente (uno consecutivo del otro) → </text:span></text:p>
      <text:p text:style-name="P12"><text:tab/><text:tab/><text:span text:style-name="T18">Moda = (v1+v2)/2</text:span></text:p>
      <text:p text:style-name="P12"><text:tab/>- <text:span text:style-name="T18">Si los dos valores no son adyacentes →</text:span></text:p>
      <text:p text:style-name="P12"><text:tab/><text:tab/><text:span text:style-name="T18">Moda = v1 , v2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break-before="auto" fo:break-after="auto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normal">
      <style:paragraph-properties fo:break-before="auto" fo:break-after="auto"/>
      <style:text-properties fo:color="#3c78d8" loext:opacity="100%"/>
    </style:style>
    <style:style style:name="MT1" style:family="text">
      <style:text-properties fo:color="#3c78d8" loext:opacity="100%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MT2" style:family="text">
      <style:text-properties fo:color="#3c78d8" loext:opacity="100%"/>
    </style:style>
    <style:style style:name="M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Tarea 1 Tema 4.</text:span><text:span text:style-name="MT1"/></text:p>
      </style:header>
      <style:footer>
        <text:p text:style-name="MP1" loext:marker-style-name="MT2"><text:span text:style-name="MT2">Desarrollo Web en Entorno Cliente<text:tab/><text:tab/><text:tab/><text:tab/><text:tab/>Profesor: Juan J. Gallego</text:span><text:span text:style-name="MT2"/></text:p>
        <text:p text:style-name="MP1" loext:marker-style-name="MT2"><draw:rect text:anchor-type="as-char" style:rel-width="100%" draw:z-index="1" draw:style-name="Mgr1" draw:text-style-name="MP2" svg:width="15.922cm" svg:height="0.054cm"><text:p/></draw:rect></text:p>
        <text:p text:style-name="MP3" loext:marker-style-name="MT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8T14:57:51.674326600</dc:date>
    <meta:editing-duration>PT22M41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2" meta:paragraph-count="33" meta:word-count="346" meta:character-count="2103" meta:non-whitespace-character-count="1759"/>
  </office:meta>
</office:document-meta>
</file>